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ccff00"/>
    </style:style>
    <style:style style:name="P2" style:family="paragraph" style:parent-style-name="Standard">
      <style:text-properties officeooo:paragraph-rsid="0014ae7a" fo:background-color="#ccff00"/>
    </style:style>
    <style:style style:name="P3" style:family="paragraph" style:parent-style-name="Standard">
      <style:text-properties officeooo:paragraph-rsid="0017e483" fo:background-color="#ccff00"/>
    </style:style>
    <style:style style:name="P4" style:family="paragraph" style:parent-style-name="Standard">
      <style:text-properties officeooo:paragraph-rsid="00164e88" fo:background-color="#ccff00"/>
    </style:style>
    <style:style style:name="P5" style:family="paragraph" style:parent-style-name="Preformatted_20_Text">
      <style:text-properties fo:background-color="#ccff00"/>
    </style:style>
    <style:style style:name="P6" style:family="paragraph" style:parent-style-name="Preformatted_20_Text">
      <style:text-properties officeooo:paragraph-rsid="0014ae7a" fo:background-color="#ccff00"/>
    </style:style>
    <style:style style:name="P7" style:family="paragraph" style:parent-style-name="Preformatted_20_Text">
      <style:text-properties officeooo:paragraph-rsid="0017d4c3" fo:background-color="#ccff00"/>
    </style:style>
    <style:style style:name="P8" style:family="paragraph" style:parent-style-name="Preformatted_20_Text">
      <style:text-properties officeooo:paragraph-rsid="0017e483" fo:background-color="#ccff00"/>
    </style:style>
    <style:style style:name="P9" style:family="paragraph" style:parent-style-name="Preformatted_20_Text">
      <style:text-properties officeooo:paragraph-rsid="00164e88" fo:background-color="#ccff00"/>
    </style:style>
    <style:style style:name="P10" style:family="paragraph" style:parent-style-name="Preformatted_20_Text">
      <style:text-properties officeooo:paragraph-rsid="001a1946" fo:background-color="#ccff00"/>
    </style:style>
    <style:style style:name="P11" style:family="paragraph" style:parent-style-name="Standard">
      <style:text-properties officeooo:paragraph-rsid="001a1946" fo:background-color="#ccff00"/>
    </style:style>
    <style:style style:name="P12" style:family="paragraph" style:parent-style-name="Standard">
      <style:text-properties officeooo:rsid="000ca42a" officeooo:paragraph-rsid="000ca42a" fo:background-color="#ccff00"/>
    </style:style>
    <style:style style:name="T1" style:family="text">
      <style:text-properties officeooo:rsid="0017e4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home/shayan/Proposal_Pix2Pix/pix2pix_gan/bin/python tools/process.py \</text:p>
      <text:p text:style-name="P6"><text:s text:c="2"/>--input_dir /home/shayan/Sample_Pix2Pix/Testing/Fooling_Data \</text:p>
      <text:p text:style-name="P6"><text:s text:c="2"/>--operation resize \</text:p>
      <text:p text:style-name="P2"><text:s text:c="2"/>--output_dir /home/shayan/Sample_Pix2Pix/Testing/Fooling_Data_<text:span text:style-name="T1">Resized</text:span></text:p>
      <text:p text:style-name="P7"/>
      <text:p text:style-name="P8">/home/shayan/Proposal_Pix2Pix/pix2pix_gan/bin/python tools/process.py \</text:p>
      <text:p text:style-name="P8"><text:s text:c="2"/>--input_dir /home/shayan/Sample_Pix2Pix/Testing/Fooling_<text:span text:style-name="T1">Clean_</text:span>Data \</text:p>
      <text:p text:style-name="P8"><text:s text:c="2"/>--operation resize \</text:p>
      <text:p text:style-name="P3"><text:s text:c="2"/>--output_dir /home/shayan/Sample_Pix2Pix/Testing/Fooling_<text:span text:style-name="T1">Clean_</text:span>Data_<text:span text:style-name="T1">Resized</text:span></text:p>
      <text:p text:style-name="P4"/>
      <text:p text:style-name="P9">/home/shayan/Proposal_Pix2Pix/pix2pix_gan/bin/python tools/process.py \</text:p>
      <text:p text:style-name="P6"><text:s text:c="2"/>--input_dir /home/shayan/Sample_Pix2Pix/Training/Fooling_Data \</text:p>
      <text:p text:style-name="P6"><text:s text:c="2"/>--operation resize \</text:p>
      <text:p text:style-name="P2"><text:s text:c="2"/>--output_dir /home/shayan/Sample_Pix2Pix/Training/Fooling_Data_<text:span text:style-name="T1">Resized</text:span></text:p>
      <text:p text:style-name="P7"/>
      <text:p text:style-name="P8">/home/shayan/Proposal_Pix2Pix/pix2pix_gan/bin/python tools/process.py \</text:p>
      <text:p text:style-name="P8"><text:s text:c="2"/>--input_dir /home/shayan/Sample_Pix2Pix/Training/Fooling_<text:span text:style-name="T1">Clean_</text:span>Data \</text:p>
      <text:p text:style-name="P8"><text:s text:c="2"/>--operation resize \</text:p>
      <text:p text:style-name="P3"><text:s text:c="2"/>--output_dir /home/shayan/Sample_Pix2Pix/Training/Fooling_<text:span text:style-name="T1">Clean_</text:span>Data_<text:span text:style-name="T1">Resized\</text:span></text:p>
      <text:p text:style-name="P3"/>
      <text:p text:style-name="P8">/home/shayan/Proposal_Pix2Pix/pix2pix_gan/bin/python tools/process.py \</text:p>
      <text:p text:style-name="P5"><text:s text:c="2"/>--input_dir /home/shayan/Sample_Pix2Pix/Testing/Fooling_Clean_Data_Resized \</text:p>
      <text:p text:style-name="P5"><text:s text:c="2"/>--b_dir /home/shayan/Sample_Pix2Pix/Testing/Fooling_Data_Resized \</text:p>
      <text:p text:style-name="P5"><text:s text:c="2"/>--operation combine \</text:p>
      <text:p text:style-name="P1"><text:s text:c="2"/>--output_dir /home/shayan/Sample_Pix2Pix/Testing/Combined_Data</text:p>
      <text:p text:style-name="P1"/>
      <text:p text:style-name="P10">/home/shayan/Proposal_Pix2Pix/pix2pix_gan/bin/python tools/process.py \</text:p>
      <text:p text:style-name="P10"><text:s text:c="2"/>--input_dir /home/shayan/Sample_Pix2Pix/Training/Fooling_Clean_Data_Resized \</text:p>
      <text:p text:style-name="P10"><text:s text:c="2"/>--b_dir /home/shayan/Sample_Pix2Pix/Training/Fooling_Data_Resized \</text:p>
      <text:p text:style-name="P10"><text:s text:c="2"/>--operation combine \</text:p>
      <text:p text:style-name="P11"><text:s text:c="2"/>--output_dir /home/shayan/Sample_Pix2Pix/Training/Combined_Data</text:p>
      <text:p text:style-name="P11"/>
      <text:p text:style-name="P12">for file in $(ls -p | grep -v / | tail -500); do mv $file /home/shayan/Sample_Pix2Pix/Training/Validation;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20:28:05.023714286</meta:creation-date>
    <dc:date>2019-04-21T23:10:39.205581565</dc:date>
    <meta:editing-duration>PT2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09" meta:character-count="1663" meta:non-whitespace-character-count="1561"/>
  </office:meta>
</office:document-meta>
</file>